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4262be" officeooo:paragraph-rsid="004262be"/>
    </style:style>
    <style:style style:name="P2" style:family="paragraph" style:parent-style-name="Standard">
      <style:text-properties officeooo:rsid="001e7f9a" officeooo:paragraph-rsid="001e988f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officeooo:rsid="001e7f9a" officeooo:paragraph-rsid="001e988f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officeooo:paragraph-rsid="001e988f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1f3efc" officeooo:paragraph-rsid="001f3efc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paragraph-rsid="001f3efc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20acc2" officeooo:paragraph-rsid="0020acc2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paragraph-rsid="0020acc2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paragraph-rsid="002233d7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233d7" officeooo:paragraph-rsid="002233d7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5a843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7588f"/>
    </style:style>
    <style:style style:name="P1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87309" officeooo:paragraph-rsid="00287309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2a1919" officeooo:paragraph-rsid="002a1919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officeooo:rsid="002b644d" officeooo:paragraph-rsid="002b644d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c6c36" officeooo:paragraph-rsid="002c6c36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rsid="002ded76" officeooo:paragraph-rsid="002ded76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2f3f96" officeooo:paragraph-rsid="002f3f96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310a0e" officeooo:paragraph-rsid="00310a0e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officeooo:rsid="0031aba6" officeooo:paragraph-rsid="0031aba6"/>
    </style:style>
    <style:style style:name="P21" style:family="paragraph" style:parent-style-name="Standard">
      <style:text-properties officeooo:rsid="00324ab4" officeooo:paragraph-rsid="00324ab4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324ab4" officeooo:paragraph-rsid="00324ab4"/>
    </style:style>
    <style:style style:name="P2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118d4" officeooo:paragraph-rsid="005118d4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2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a11fe" officeooo:paragraph-rsid="005a11fe"/>
    </style:style>
    <style:style style:name="P2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f32b3" officeooo:paragraph-rsid="005f32b3"/>
    </style:style>
    <style:style style:name="P2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b4484" officeooo:paragraph-rsid="006b4484"/>
    </style:style>
    <style:style style:name="P2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fcdab" officeooo:paragraph-rsid="006fcdab"/>
    </style:style>
    <style:style style:name="P2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40005" officeooo:paragraph-rsid="00740005"/>
    </style:style>
    <style:style style:name="P3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57187" officeooo:paragraph-rsid="00757187"/>
    </style:style>
    <style:style style:name="P3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b99f" officeooo:paragraph-rsid="0078b99f"/>
    </style:style>
    <style:style style:name="P3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e705" officeooo:paragraph-rsid="0078e705"/>
    </style:style>
    <style:style style:name="P3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8e705" officeooo:paragraph-rsid="0078e705"/>
    </style:style>
    <style:style style:name="P3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aa0a1" officeooo:paragraph-rsid="007aa0a1"/>
    </style:style>
    <style:style style:name="P3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abec3" officeooo:paragraph-rsid="007abec3"/>
    </style:style>
    <style:style style:name="P3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dfe7c" officeooo:paragraph-rsid="007dfe7c"/>
    </style:style>
    <style:style style:name="P3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fd01c" officeooo:paragraph-rsid="007fd01c"/>
    </style:style>
    <style:style style:name="P3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weight="normal" officeooo:rsid="007fd01c" officeooo:paragraph-rsid="007fd01c" style:font-weight-asian="normal" style:font-weight-complex="normal"/>
    </style:style>
    <style:style style:name="P3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811bdb" officeooo:paragraph-rsid="00811bdb"/>
    </style:style>
    <style:style style:name="P4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11bdb" officeooo:paragraph-rsid="00811bdb"/>
    </style:style>
    <style:style style:name="P4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795de" officeooo:paragraph-rsid="008795de"/>
    </style:style>
    <style:style style:name="P4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a7a05" officeooo:paragraph-rsid="008a7a05"/>
    </style:style>
    <style:style style:name="P4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8fd9d9" officeooo:paragraph-rsid="008fd9d9"/>
    </style:style>
    <style:style style:name="P4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fd9d9" officeooo:paragraph-rsid="008fd9d9"/>
    </style:style>
    <style:style style:name="P4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1ad06" officeooo:paragraph-rsid="0091ad06"/>
    </style:style>
    <style:style style:name="P4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4f2a7" officeooo:paragraph-rsid="0094f2a7"/>
    </style:style>
    <style:style style:name="P47" style:family="paragraph" style:parent-style-name="List_20_Paragraph" style:list-style-name="L1">
      <style:paragraph-properties fo:text-align="start" style:justify-single-word="false"/>
      <style:text-properties officeooo:rsid="0094f2a7" officeooo:paragraph-rsid="0094f2a7"/>
    </style:style>
    <style:style style:name="P48" style:family="paragraph" style:parent-style-name="List_20_Paragraph" style:list-style-name="L2">
      <style:paragraph-properties fo:text-align="start" style:justify-single-word="false"/>
      <style:text-properties officeooo:rsid="0091ad06" officeooo:paragraph-rsid="0091ad06"/>
    </style:style>
    <style:style style:name="P49" style:family="paragraph" style:parent-style-name="List_20_Paragraph" style:list-style-name="L2">
      <style:paragraph-properties fo:margin-left="0in" fo:margin-right="0in" fo:text-align="start" style:justify-single-word="false" fo:text-indent="0in" style:auto-text-indent="false"/>
      <style:text-properties officeooo:rsid="0091ad06" officeooo:paragraph-rsid="0091ad06"/>
    </style:style>
    <style:style style:name="P50" style:family="paragraph" style:parent-style-name="List_20_Paragraph" style:list-style-name="L2">
      <style:paragraph-properties fo:text-align="start" style:justify-single-word="false"/>
      <style:text-properties officeooo:rsid="009497bc" officeooo:paragraph-rsid="009497bc"/>
    </style:style>
    <style:style style:name="P51" style:family="paragraph" style:parent-style-name="List_20_Paragraph" style:list-style-name="L3">
      <style:paragraph-properties fo:text-align="start" style:justify-single-word="false"/>
      <style:text-properties officeooo:rsid="008fd9d9" officeooo:paragraph-rsid="008fd9d9"/>
    </style:style>
    <style:style style:name="P52" style:family="paragraph" style:parent-style-name="List_20_Paragraph" style:list-style-name="L4">
      <style:paragraph-properties fo:text-align="start" style:justify-single-word="false"/>
      <style:text-properties officeooo:rsid="008a7a05" officeooo:paragraph-rsid="008a7a05"/>
    </style:style>
    <style:style style:name="P53" style:family="paragraph" style:parent-style-name="List_20_Paragraph" style:list-style-name="L4">
      <style:paragraph-properties fo:margin-left="0in" fo:margin-right="0in" fo:text-align="start" style:justify-single-word="false" fo:text-indent="0in" style:auto-text-indent="false"/>
      <style:text-properties officeooo:rsid="008a7a05" officeooo:paragraph-rsid="008a7a05"/>
    </style:style>
    <style:style style:name="P54" style:family="paragraph" style:parent-style-name="List_20_Paragraph" style:list-style-name="L4">
      <style:paragraph-properties fo:text-align="start" style:justify-single-word="false"/>
      <style:text-properties officeooo:rsid="008da8e9" officeooo:paragraph-rsid="008da8e9"/>
    </style:style>
    <style:style style:name="P55" style:family="paragraph" style:parent-style-name="List_20_Paragraph" style:list-style-name="L5">
      <style:paragraph-properties fo:text-align="start" style:justify-single-word="false"/>
      <style:text-properties officeooo:rsid="00811bdb" officeooo:paragraph-rsid="00811bdb"/>
    </style:style>
    <style:style style:name="P56" style:family="paragraph" style:parent-style-name="List_20_Paragraph" style:list-style-name="L5">
      <style:paragraph-properties fo:text-align="start" style:justify-single-word="false"/>
      <style:text-properties officeooo:rsid="00822f8e" officeooo:paragraph-rsid="00822f8e"/>
    </style:style>
    <style:style style:name="P57" style:family="paragraph" style:parent-style-name="List_20_Paragraph" style:list-style-name="L5">
      <style:paragraph-properties fo:text-align="start" style:justify-single-word="false"/>
      <style:text-properties officeooo:rsid="00841c09" officeooo:paragraph-rsid="00841c09"/>
    </style:style>
    <style:style style:name="P58" style:family="paragraph" style:parent-style-name="List_20_Paragraph" style:list-style-name="L6">
      <style:paragraph-properties fo:text-align="start" style:justify-single-word="false"/>
      <style:text-properties fo:font-weight="normal" officeooo:rsid="007fd01c" officeooo:paragraph-rsid="007fd01c" style:font-weight-asian="normal" style:font-weight-complex="normal"/>
    </style:style>
    <style:style style:name="P59" style:family="paragraph" style:parent-style-name="List_20_Paragraph" style:list-style-name="L7">
      <style:paragraph-properties fo:text-align="start" style:justify-single-word="false"/>
      <style:text-properties officeooo:rsid="007dfe7c" officeooo:paragraph-rsid="007dfe7c"/>
    </style:style>
    <style:style style:name="P60" style:family="paragraph" style:parent-style-name="List_20_Paragraph" style:list-style-name="L8">
      <style:paragraph-properties fo:text-align="start" style:justify-single-word="false"/>
      <style:text-properties officeooo:rsid="0078e705" officeooo:paragraph-rsid="0078e705"/>
    </style:style>
    <style:style style:name="P61" style:family="paragraph" style:parent-style-name="List_20_Paragraph" style:list-style-name="L9"/>
    <style:style style:name="P62" style:family="paragraph" style:parent-style-name="List_20_Paragraph" style:list-style-name="L10">
      <style:paragraph-properties fo:text-align="start" style:justify-single-word="false"/>
      <style:text-properties officeooo:rsid="0078b99f" officeooo:paragraph-rsid="0078b99f"/>
    </style:style>
    <style:style style:name="P63" style:family="paragraph" style:parent-style-name="List_20_Paragraph" style:list-style-name="L11">
      <style:paragraph-properties fo:text-align="start" style:justify-single-word="false"/>
      <style:text-properties officeooo:rsid="00757187" officeooo:paragraph-rsid="00757187"/>
    </style:style>
    <style:style style:name="P64" style:family="paragraph" style:parent-style-name="List_20_Paragraph" style:list-style-name="L11">
      <style:paragraph-properties fo:text-align="start" style:justify-single-word="false"/>
      <style:text-properties officeooo:rsid="0076cfd9" officeooo:paragraph-rsid="0076cfd9"/>
    </style:style>
    <style:style style:name="P65" style:family="paragraph" style:parent-style-name="List_20_Paragraph" style:list-style-name="L12">
      <style:paragraph-properties fo:text-align="start" style:justify-single-word="false"/>
      <style:text-properties officeooo:rsid="00740005" officeooo:paragraph-rsid="00740005"/>
    </style:style>
    <style:style style:name="P66" style:family="paragraph" style:parent-style-name="List_20_Paragraph" style:list-style-name="L13">
      <style:paragraph-properties fo:text-align="start" style:justify-single-word="false"/>
      <style:text-properties officeooo:rsid="006fcdab" officeooo:paragraph-rsid="006fcdab"/>
    </style:style>
    <style:style style:name="P67" style:family="paragraph" style:parent-style-name="List_20_Paragraph" style:list-style-name="L13">
      <style:paragraph-properties fo:text-align="start" style:justify-single-word="false"/>
      <style:text-properties officeooo:rsid="0070744e" officeooo:paragraph-rsid="0070744e"/>
    </style:style>
    <style:style style:name="P68" style:family="paragraph" style:parent-style-name="List_20_Paragraph" style:list-style-name="L13">
      <style:paragraph-properties fo:text-align="start" style:justify-single-word="false"/>
      <style:text-properties officeooo:rsid="0071eb93" officeooo:paragraph-rsid="0071eb93"/>
    </style:style>
    <style:style style:name="P69" style:family="paragraph" style:parent-style-name="List_20_Paragraph" style:list-style-name="L14">
      <style:paragraph-properties fo:text-align="start" style:justify-single-word="false"/>
      <style:text-properties officeooo:rsid="006cdce2" officeooo:paragraph-rsid="006cdce2"/>
    </style:style>
    <style:style style:name="P70" style:family="paragraph" style:parent-style-name="List_20_Paragraph" style:list-style-name="L15">
      <style:paragraph-properties fo:text-align="start" style:justify-single-word="false"/>
      <style:text-properties officeooo:rsid="005f32b3" officeooo:paragraph-rsid="005f32b3"/>
    </style:style>
    <style:style style:name="P71" style:family="paragraph" style:parent-style-name="List_20_Paragraph" style:list-style-name="L15">
      <style:paragraph-properties fo:text-align="start" style:justify-single-word="false"/>
      <style:text-properties officeooo:rsid="0062ec45" officeooo:paragraph-rsid="0062ec45"/>
    </style:style>
    <style:style style:name="P72" style:family="paragraph" style:parent-style-name="List_20_Paragraph" style:list-style-name="L15">
      <style:paragraph-properties fo:text-align="start" style:justify-single-word="false"/>
      <style:text-properties officeooo:rsid="00606dcf" officeooo:paragraph-rsid="00606dcf"/>
    </style:style>
    <style:style style:name="P73" style:family="paragraph" style:parent-style-name="List_20_Paragraph" style:list-style-name="L15">
      <style:paragraph-properties fo:text-align="start" style:justify-single-word="false"/>
      <style:text-properties officeooo:rsid="0062192b" officeooo:paragraph-rsid="0062192b"/>
    </style:style>
    <style:style style:name="P74" style:family="paragraph" style:parent-style-name="List_20_Paragraph" style:list-style-name="L15">
      <style:paragraph-properties fo:text-align="start" style:justify-single-word="false"/>
      <style:text-properties officeooo:rsid="006699f0" officeooo:paragraph-rsid="006699f0"/>
    </style:style>
    <style:style style:name="P75" style:family="paragraph" style:parent-style-name="List_20_Paragraph" style:list-style-name="L16">
      <style:paragraph-properties fo:text-align="start" style:justify-single-word="false"/>
      <style:text-properties officeooo:rsid="005a11fe" officeooo:paragraph-rsid="005a11fe"/>
    </style:style>
    <style:style style:name="P76" style:family="paragraph" style:parent-style-name="List_20_Paragraph" style:list-style-name="L16">
      <style:paragraph-properties fo:text-align="start" style:justify-single-word="false"/>
      <style:text-properties officeooo:rsid="005b1bef" officeooo:paragraph-rsid="005b1bef"/>
    </style:style>
    <style:style style:name="P77" style:family="paragraph" style:parent-style-name="List_20_Paragraph" style:list-style-name="L16">
      <style:paragraph-properties fo:text-align="start" style:justify-single-word="false"/>
      <style:text-properties officeooo:rsid="005b9576" officeooo:paragraph-rsid="005b9576"/>
    </style:style>
    <style:style style:name="P78" style:family="paragraph" style:parent-style-name="List_20_Paragraph" style:list-style-name="L16">
      <style:paragraph-properties fo:text-align="start" style:justify-single-word="false"/>
      <style:text-properties officeooo:rsid="005c33c6" officeooo:paragraph-rsid="005c33c6"/>
    </style:style>
    <style:style style:name="P79" style:family="paragraph" style:parent-style-name="List_20_Paragraph" style:list-style-name="L17">
      <style:paragraph-properties fo:text-align="start" style:justify-single-word="false"/>
      <style:text-properties officeooo:rsid="005118d4" officeooo:paragraph-rsid="005118d4"/>
    </style:style>
    <style:style style:name="P80" style:family="paragraph" style:parent-style-name="List_20_Paragraph" style:list-style-name="L17">
      <style:paragraph-properties fo:text-align="start" style:justify-single-word="false"/>
      <style:text-properties officeooo:rsid="00512b09" officeooo:paragraph-rsid="00512b09"/>
    </style:style>
    <style:style style:name="P81" style:family="paragraph" style:parent-style-name="List_20_Paragraph" style:list-style-name="L17">
      <style:paragraph-properties fo:text-align="start" style:justify-single-word="false"/>
      <style:text-properties officeooo:rsid="0052102c" officeooo:paragraph-rsid="0052102c"/>
    </style:style>
    <style:style style:name="P82" style:family="paragraph" style:parent-style-name="List_20_Paragraph" style:list-style-name="L17">
      <style:paragraph-properties fo:text-align="start" style:justify-single-word="false"/>
      <style:text-properties officeooo:rsid="00567e20" officeooo:paragraph-rsid="00567e20"/>
    </style:style>
    <style:style style:name="P83" style:family="paragraph" style:parent-style-name="List_20_Paragraph" style:list-style-name="L18">
      <style:text-properties officeooo:rsid="002b644d" officeooo:paragraph-rsid="002b644d"/>
    </style:style>
    <style:style style:name="P84" style:family="paragraph" style:parent-style-name="List_20_Paragraph" style:list-style-name="L18">
      <style:paragraph-properties fo:margin-left="0in" fo:margin-right="0in" fo:text-indent="0in" style:auto-text-indent="false"/>
      <style:text-properties officeooo:rsid="00492b25" officeooo:paragraph-rsid="00492b25"/>
    </style:style>
    <style:style style:name="P85" style:family="paragraph" style:parent-style-name="List_20_Paragraph" style:list-style-name="L19">
      <style:text-properties officeooo:rsid="00492b25" officeooo:paragraph-rsid="00492b25"/>
    </style:style>
    <style:style style:name="P86" style:family="paragraph" style:parent-style-name="List_20_Paragraph" style:list-style-name="L19">
      <style:text-properties officeooo:rsid="002a1919" officeooo:paragraph-rsid="002a1919"/>
    </style:style>
    <style:style style:name="P87" style:family="paragraph" style:parent-style-name="List_20_Paragraph" style:list-style-name="L19">
      <style:text-properties officeooo:rsid="002a1919" officeooo:paragraph-rsid="002c1abb"/>
    </style:style>
    <style:style style:name="P88" style:family="paragraph" style:parent-style-name="List_20_Paragraph" style:list-style-name="L19">
      <style:text-properties officeooo:rsid="003380d8" officeooo:paragraph-rsid="003380d8"/>
    </style:style>
    <style:style style:name="P89" style:family="paragraph" style:parent-style-name="List_20_Paragraph" style:list-style-name="L19">
      <style:text-properties officeooo:rsid="004b39f7" officeooo:paragraph-rsid="004b39f7"/>
    </style:style>
    <style:style style:name="P90" style:family="paragraph" style:parent-style-name="List_20_Paragraph" style:list-style-name="L19">
      <style:text-properties officeooo:rsid="0034b4de" officeooo:paragraph-rsid="0034b4de"/>
    </style:style>
    <style:style style:name="P91" style:family="paragraph" style:parent-style-name="List_20_Paragraph" style:list-style-name="L20">
      <style:text-properties officeooo:rsid="0025a843" officeooo:paragraph-rsid="0027588f"/>
    </style:style>
    <style:style style:name="P92" style:family="paragraph" style:parent-style-name="List_20_Paragraph" style:list-style-name="L21">
      <style:text-properties officeooo:paragraph-rsid="0027588f"/>
    </style:style>
    <style:style style:name="P93" style:family="paragraph" style:parent-style-name="List_20_Paragraph" style:list-style-name="L21">
      <style:text-properties officeooo:rsid="004860f5" officeooo:paragraph-rsid="004860f5"/>
    </style:style>
    <style:style style:name="P94" style:family="paragraph" style:parent-style-name="List_20_Paragraph" style:list-style-name="L22">
      <style:text-properties officeooo:paragraph-rsid="001f3efc"/>
    </style:style>
    <style:style style:name="P95" style:family="paragraph" style:parent-style-name="List_20_Paragraph" style:list-style-name="L22">
      <style:text-properties officeooo:rsid="00460db4" officeooo:paragraph-rsid="00460db4"/>
    </style:style>
    <style:style style:name="P96" style:family="paragraph" style:parent-style-name="List_20_Paragraph" style:list-style-name="L24">
      <style:text-properties officeooo:rsid="00460db4" officeooo:paragraph-rsid="00460db4"/>
    </style:style>
    <style:style style:name="P97" style:family="paragraph" style:parent-style-name="List_20_Paragraph" style:list-style-name="L22">
      <style:text-properties officeooo:rsid="0047bf5d" officeooo:paragraph-rsid="0047bf5d"/>
    </style:style>
    <style:style style:name="P98" style:family="paragraph" style:parent-style-name="List_20_Paragraph" style:list-style-name="L23">
      <style:text-properties officeooo:paragraph-rsid="001f3efc"/>
    </style:style>
    <style:style style:name="P99" style:family="paragraph" style:parent-style-name="List_20_Paragraph" style:list-style-name="L23">
      <style:text-properties officeooo:rsid="004724a1" officeooo:paragraph-rsid="004724a1"/>
    </style:style>
    <style:style style:name="P100" style:family="paragraph" style:parent-style-name="List_20_Paragraph" style:list-style-name="L23">
      <style:text-properties officeooo:rsid="004f74ad" officeooo:paragraph-rsid="004f74ad"/>
    </style:style>
    <style:style style:name="P101" style:family="paragraph" style:parent-style-name="List_20_Paragraph" style:list-style-name="L24">
      <style:text-properties officeooo:paragraph-rsid="0020acc2"/>
    </style:style>
    <style:style style:name="P102" style:family="paragraph" style:parent-style-name="List_20_Paragraph" style:list-style-name="L24">
      <style:text-properties officeooo:rsid="0020acc2" officeooo:paragraph-rsid="0020acc2"/>
    </style:style>
    <style:style style:name="P103" style:family="paragraph" style:parent-style-name="List_20_Paragraph" style:list-style-name="L24">
      <style:text-properties officeooo:rsid="001f3efc" officeooo:paragraph-rsid="0020acc2"/>
    </style:style>
    <style:style style:name="P104" style:family="paragraph" style:parent-style-name="List_20_Paragraph" style:list-style-name="L25">
      <style:text-properties officeooo:rsid="001e7f9a" officeooo:paragraph-rsid="002bbda0"/>
    </style:style>
    <style:style style:name="P105" style:family="paragraph" style:parent-style-name="List_20_Paragraph" style:list-style-name="L25">
      <style:text-properties officeooo:rsid="001e7f9a" officeooo:paragraph-rsid="003d58ff"/>
    </style:style>
    <style:style style:name="P106" style:family="paragraph" style:parent-style-name="List_20_Paragraph" style:list-style-name="L26">
      <style:text-properties officeooo:rsid="001e7f9a" officeooo:paragraph-rsid="003a681f"/>
    </style:style>
    <style:style style:name="P107" style:family="paragraph" style:parent-style-name="List_20_Paragraph" style:list-style-name="L25">
      <style:text-properties officeooo:rsid="0040ed76" officeooo:paragraph-rsid="0040ed76"/>
    </style:style>
    <style:style style:name="P108" style:family="paragraph" style:parent-style-name="List_20_Paragraph" style:list-style-name="L26">
      <style:text-properties officeooo:paragraph-rsid="001e7f9a"/>
    </style:style>
    <style:style style:name="P109" style:family="paragraph" style:parent-style-name="List_20_Paragraph" style:list-style-name="L26">
      <style:text-properties officeooo:paragraph-rsid="003a681f"/>
    </style:style>
    <style:style style:name="P110" style:family="paragraph" style:parent-style-name="List_20_Paragraph" style:list-style-name="L26">
      <style:text-properties officeooo:rsid="003e1592" officeooo:paragraph-rsid="003e1592"/>
    </style:style>
    <style:style style:name="P111" style:family="paragraph" style:parent-style-name="List_20_Paragraph" style:list-style-name="L1">
      <style:paragraph-properties fo:text-align="start" style:justify-single-word="false"/>
      <style:text-properties officeooo:rsid="009831f6" officeooo:paragraph-rsid="009831f6"/>
    </style:style>
    <style:style style:name="T1" style:family="text">
      <style:text-properties officeooo:rsid="00440109"/>
    </style:style>
    <style:style style:name="T2" style:family="text">
      <style:text-properties officeooo:rsid="001f3efc"/>
    </style:style>
    <style:style style:name="T3" style:family="text">
      <style:text-properties officeooo:rsid="001f6d2e"/>
    </style:style>
    <style:style style:name="T4" style:family="text">
      <style:text-properties officeooo:rsid="0027588f"/>
    </style:style>
    <style:style style:name="T5" style:family="text">
      <style:text-properties officeooo:rsid="002ded88"/>
    </style:style>
    <style:style style:name="T6" style:family="text">
      <style:text-properties officeooo:rsid="0038ad4d"/>
    </style:style>
    <style:style style:name="T7" style:family="text">
      <style:text-properties officeooo:rsid="003fddab"/>
    </style:style>
    <style:style style:name="T8" style:family="text">
      <style:text-properties officeooo:rsid="004af4ae"/>
    </style:style>
    <style:style style:name="T9" style:family="text">
      <style:text-properties officeooo:rsid="004c4b01"/>
    </style:style>
    <style:style style:name="T10" style:family="text">
      <style:text-properties officeooo:rsid="004e06ea"/>
    </style:style>
    <style:style style:name="T11" style:family="text">
      <style:text-properties officeooo:rsid="005118d4"/>
    </style:style>
    <style:style style:name="T12" style:family="text">
      <style:text-properties officeooo:rsid="00529873"/>
    </style:style>
    <style:style style:name="T13" style:family="text">
      <style:text-properties officeooo:rsid="005b4498"/>
    </style:style>
    <style:style style:name="T14" style:family="text">
      <style:text-properties officeooo:rsid="0067ab9c"/>
    </style:style>
    <style:style style:name="T15" style:family="text">
      <style:text-properties officeooo:rsid="00699017"/>
    </style:style>
    <style:style style:name="T16" style:family="text">
      <style:text-properties officeooo:rsid="007aa0a1"/>
    </style:style>
    <style:style style:name="T17" style:family="text">
      <style:text-properties officeooo:rsid="007c2cf2"/>
    </style:style>
    <style:style style:name="T18" style:family="text">
      <style:text-properties officeooo:rsid="007dfe7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855d20"/>
    </style:style>
    <style:style style:name="T21" style:family="text">
      <style:text-properties officeooo:rsid="008795de"/>
    </style:style>
    <style:style style:name="T22" style:family="text">
      <style:text-properties officeooo:rsid="008947b4"/>
    </style:style>
    <style:style style:name="T23" style:family="text">
      <style:text-properties officeooo:rsid="008bbdda"/>
    </style:style>
    <style:style style:name="T24" style:family="text">
      <style:text-properties officeooo:rsid="008fd9d9"/>
    </style:style>
    <style:style style:name="T25" style:family="text">
      <style:text-properties officeooo:rsid="0091757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Weekly Update #9</text:p>
      <text:p text:style-name="P46">11/12/2022</text:p>
      <text:p text:style-name="P46">Hours: 3.5</text:p>
      <text:list xml:id="list1432240912" text:style-name="L1">
        <text:list-item>
          <text:p text:style-name="P47">Email invitations working properly</text:p>
        </text:list-item>
        <text:list-item>
          <text:p text:style-name="P111">Wrote email api</text:p>
        </text:list-item>
        <text:list-item>
          <text:p text:style-name="P111">Wrote email database queries</text:p>
        </text:list-item>
        <text:list-item>
          <text:p text:style-name="P47">Spent hours trying to figure out logout callbacks because of an issue:</text:p>
          <text:list>
            <text:list-item>
              <text:p text:style-name="P47">Users cannot join a group without logging in</text:p>
            </text:list-item>
            <text:list-item>
              <text:p text:style-name="P47">After a user logs in, the page instantly redirects to the homepage</text:p>
            </text:list-item>
            <text:list-item>
              <text:p text:style-name="P47">This would cause users to:</text:p>
              <text:list>
                <text:list-item>
                  <text:p text:style-name="P47">click email link</text:p>
                </text:list-item>
                <text:list-item>
                  <text:p text:style-name="P47">login</text:p>
                </text:list-item>
                <text:list-item>
                  <text:p text:style-name="P47">get redirected to homepage</text:p>
                </text:list-item>
                <text:list-item>
                  <text:p text:style-name="P47">go back to email and click the link again</text:p>
                </text:list-item>
              </text:list>
            </text:list-item>
            <text:list-item>
              <text:p text:style-name="P47">Issue is fixed now, page auto logs in, accepts group invite and redirects</text:p>
            </text:list-item>
          </text:list>
        </text:list-item>
      </text:list>
      <text:p text:style-name="P43"/>
      <text:p text:style-name="P43"/>
      <text:p text:style-name="P45">11/11/2022</text:p>
      <text:p text:style-name="P45">Hours: 3</text:p>
      <text:list xml:id="list192914871" text:style-name="L2">
        <text:list-item>
          <text:p text:style-name="P48">Added lots of methods to state</text:p>
          <text:list>
            <text:list-item>
              <text:p text:style-name="P48">Lots of redundant code for api refactored into state calls instead</text:p>
              <text:list>
                <text:list-item>
                  <text:p text:style-name="P48">this reduces the number of times I need to call the server in order to get basic things such as:</text:p>
                  <text:list>
                    <text:list-item>
                      <text:p text:style-name="P48">group members</text:p>
                    </text:list-item>
                    <text:list-item>
                      <text:p text:style-name="P48">user id</text:p>
                    </text:list-item>
                    <text:list-item>
                      <text:p text:style-name="P48">user name</text:p>
                    </text:list-item>
                    <text:list-item>
                      <text:p text:style-name="P48">group inform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Touched basically every file today, I plan to continue to consolidate api methods similarly</text:p>
          <text:list>
            <text:list-item>
              <text:list>
                <text:list-header>
                  <text:p text:style-name="P49"/>
                </text:list-header>
              </text:list>
            </text:list-item>
          </text:list>
        </text:list-item>
      </text:list>
      <text:p text:style-name="P43"/>
      <text:p text:style-name="P44">11/10/2022</text:p>
      <text:p text:style-name="P44">Hours: 3</text:p>
      <text:list xml:id="list543031272" text:style-name="L3">
        <text:list-item>
          <text:p text:style-name="P51">Worked on Calendar</text:p>
          <text:list>
            <text:list-item>
              <text:p text:style-name="P51">Another api route set up for editing events</text:p>
            </text:list-item>
            <text:list-item>
              <text:p text:style-name="P51">also explored a better way of setting up routes</text:p>
              <text:list>
                <text:list-item>
                  <text:p text:style-name="P51">(Currently I have an excessive number of files for the api, I think I can minimize this)</text:p>
                </text:list-item>
              </text:list>
            </text:list-item>
          </text:list>
        </text:list-item>
        <text:list-item>
          <text:p text:style-name="P51">Learned about using Vuex state</text:p>
          <text:list>
            <text:list-item>
              <text:p text:style-name="P51">Initial state setup for groups and users</text:p>
              <text:list>
                <text:list-item>
                  <text:p text:style-name="P51">Hoping to use this to get data that does not change for the group <text:span text:style-name="T25">and users</text:span> between components instead of constantly calling the api</text:p>
                </text:list-item>
              </text:list>
            </text:list-item>
          </text:list>
        </text:list-item>
      </text:list>
      <text:p text:style-name="P39"/>
      <text:p text:style-name="P39"/>
      <text:p text:style-name="P39">Weekly Update #8</text:p>
      <text:p text:style-name="P42">1<text:span text:style-name="T24">1</text:span>/07/2022</text:p>
      <text:p text:style-name="P42">Hours: 2</text:p>
      <text:list xml:id="list3268219540" text:style-name="L4">
        <text:list-item>
          <text:p text:style-name="P52">Worked on email invitations</text:p>
          <text:list>
            <text:list-item>
              <text:p text:style-name="P52">Emails are sent properly to recipients</text:p>
            </text:list-item>
            <text:list-item>
              <text:p text:style-name="P52"><text:soft-page-break/><text:span text:style-name="T23">N</text:span>eed to set up ability to join group</text:p>
            </text:list-item>
            <text:list-item>
              <text:p text:style-name="P54">api link to send email</text:p>
            </text:list-item>
            <text:list-item>
              <text:p text:style-name="P54">new email package found for sending emails</text:p>
            </text:list-item>
            <text:list-item>
              <text:p text:style-name="P54">area to enter the recipients email</text:p>
            </text:list-item>
          </text:list>
          <text:p text:style-name="P53"/>
        </text:list-item>
      </text:list>
      <text:p text:style-name="P39"/>
      <text:p text:style-name="P40">1<text:span text:style-name="T24">1</text:span>/07/2022</text:p>
      <text:p text:style-name="P40">Hours: <text:span text:style-name="T21">3</text:span></text:p>
      <text:p text:style-name="P41">Note: <text:s/><text:span text:style-name="T22">B</text:span>usy weekend, did not get a lot done this sprint</text:p>
      <text:list xml:id="list634124065" text:style-name="L5">
        <text:list-item>
          <text:p text:style-name="P55">Can remove users from group</text:p>
        </text:list-item>
        <text:list-item>
          <text:p text:style-name="P55">Can see users contact info in settings</text:p>
        </text:list-item>
        <text:list-item>
          <text:p text:style-name="P56">Can change group name</text:p>
        </text:list-item>
        <text:list-item>
          <text:p text:style-name="P57">Changed <text:span text:style-name="T20">various </text:span>minor things around the project</text:p>
          <text:p text:style-name="P57"/>
        </text:list-item>
      </text:list>
      <text:p text:style-name="P33"/>
      <text:p text:style-name="P33">Weekly Update # <text:span text:style-name="T16">7</text:span></text:p>
      <text:p text:style-name="P37">10/31/2022</text:p>
      <text:p text:style-name="P37">Hours: 6</text:p>
      <text:p text:style-name="P37">Note: <text:span text:style-name="T19">Need to fix some styling for things I worked on today but lots of progress</text:span></text:p>
      <text:list xml:id="list4011435873" text:style-name="L6">
        <text:list-item>
          <text:p text:style-name="P58">Grocery list finished</text:p>
        </text:list-item>
        <text:list-item>
          <text:p text:style-name="P58">Chore list finished</text:p>
        </text:list-item>
        <text:list-item>
          <text:p text:style-name="P58">Calendar working</text:p>
        </text:list-item>
      </text:list>
      <text:p text:style-name="P38"/>
      <text:p text:style-name="P32"/>
      <text:p text:style-name="P36">10/30/2022</text:p>
      <text:p text:style-name="P36">Hours: 4</text:p>
      <text:list xml:id="list341162528" text:style-name="L7">
        <text:list-item>
          <text:p text:style-name="P59">Finished almost entire grocery list area</text:p>
          <text:list>
            <text:list-item>
              <text:p text:style-name="P59">Routes</text:p>
            </text:list-item>
            <text:list-item>
              <text:p text:style-name="P59">Create a list</text:p>
            </text:list-item>
            <text:list-item>
              <text:p text:style-name="P59">add items</text:p>
            </text:list-item>
            <text:list-item>
              <text:p text:style-name="P59">remove items</text:p>
            </text:list-item>
            <text:list-item>
              <text:p text:style-name="P59">Check off items</text:p>
            </text:list-item>
            <text:list-item>
              <text:p text:style-name="P59">Update list for the group on item check/add </text:p>
            </text:list-item>
          </text:list>
        </text:list-item>
      </text:list>
      <text:p text:style-name="P32"/>
      <text:p text:style-name="P32">10/28/2022</text:p>
      <text:p text:style-name="P32">Hours: <text:span text:style-name="T18">3</text:span></text:p>
      <text:list xml:id="list2178390820" text:style-name="L8">
        <text:list-item>
          <text:p text:style-name="P60">Create transaction screen</text:p>
          <text:list>
            <text:list-item>
              <text:p text:style-name="P60">Fixed screen for mobile users</text:p>
            </text:list-item>
            <text:list-item>
              <text:p text:style-name="P60">After user types in amount, also calculates percentage and amount owed per user</text:p>
            </text:list-item>
            <text:list-item>
              <text:p text:style-name="P60"/>
            </text:list-item>
          </text:list>
        </text:list-item>
      </text:list>
      <text:p text:style-name="P32"/>
      <text:p text:style-name="P24"/>
      <text:p text:style-name="P24"/>
      <text:p text:style-name="P34">Weekly Update # 6</text:p>
      <text:p text:style-name="P35">10/24/2022</text:p>
      <text:p text:style-name="P35">Hours: <text:span text:style-name="T17">3</text:span></text:p>
      <text:list xml:id="list2300112907" text:style-name="L9">
        <text:list-item>
          <text:p text:style-name="P61">Form validation on create a transaction</text:p>
        </text:list-item>
        <text:list-item>
          <text:p text:style-name="P61"><text:soft-page-break/>Drew out some of the database relationships for a final project</text:p>
        </text:list-item>
        <text:list-item>
          <text:p text:style-name="P61">A lot commenting / documentation for my code</text:p>
        </text:list-item>
        <text:list-item>
          <text:p text:style-name="P61">Researched google calendar a bit (compare with fullCalendar)</text:p>
        </text:list-item>
        <text:list-item>
          <text:p text:style-name="P61"/>
        </text:list-item>
      </text:list>
      <text:p text:style-name="P24">Weekly Update #5</text:p>
      <text:p text:style-name="P31">10/18/2022</text:p>
      <text:p text:style-name="P31">Hours: 1.5</text:p>
      <text:list xml:id="list1472438914" text:style-name="L10">
        <text:list-item>
          <text:p text:style-name="P62">Attempted form validation (for some reason form refreshes page and causes api calls to not work)</text:p>
        </text:list-item>
        <text:list-item>
          <text:p text:style-name="P62">Fixed a few bugs I noticed with viewing debt from other people and paying debt</text:p>
        </text:list-item>
      </text:list>
      <text:p text:style-name="P24"/>
      <text:p text:style-name="P30">10/17/2022</text:p>
      <text:p text:style-name="P30">Hours: 4</text:p>
      <text:list xml:id="list2727210688" text:style-name="L11">
        <text:list-item>
          <text:p text:style-name="P63">Another Api route created to find specific user debt</text:p>
        </text:list-item>
        <text:list-item>
          <text:p text:style-name="P63">Created whole view debt component</text:p>
          <text:list>
            <text:list-item>
              <text:p text:style-name="P63">Pay off debt</text:p>
              <text:list>
                <text:list-item>
                  <text:p text:style-name="P63">Debt instantly removed from table</text:p>
                </text:list-item>
                <text:list-item>
                  <text:p text:style-name="P63">Debt marked as payed</text:p>
                </text:list-item>
              </text:list>
            </text:list-item>
            <text:list-item>
              <text:p text:style-name="P63">View Transaction</text:p>
            </text:list-item>
          </text:list>
        </text:list-item>
        <text:list-item>
          <text:p text:style-name="P64">Misc items</text:p>
        </text:list-item>
      </text:list>
      <text:p text:style-name="P24"/>
      <text:p text:style-name="P29">10/16/2022</text:p>
      <text:p text:style-name="P29">Hours: 2.5</text:p>
      <text:list xml:id="list3107826985" text:style-name="L12">
        <text:list-item>
          <text:p text:style-name="P65">Changed theme of site</text:p>
          <text:list>
            <text:list-item>
              <text:p text:style-name="P65">Font</text:p>
            </text:list-item>
            <text:list-item>
              <text:p text:style-name="P65">Colors</text:p>
            </text:list-item>
            <text:list-item>
              <text:p text:style-name="P65">Table changes</text:p>
            </text:list-item>
          </text:list>
        </text:list-item>
        <text:list-item>
          <text:p text:style-name="P65">Set up good portion of debt</text:p>
          <text:list>
            <text:list-item>
              <text:p text:style-name="P65">Adds debt to user on transaction creation</text:p>
            </text:list-item>
            <text:list-item>
              <text:p text:style-name="P65">Shows debt in view transaction</text:p>
            </text:list-item>
          </text:list>
        </text:list-item>
      </text:list>
      <text:p text:style-name="P25"/>
      <text:p text:style-name="P28">10/16/2022</text:p>
      <text:p text:style-name="P28">Hours: 3</text:p>
      <text:list xml:id="list3018573618" text:style-name="L13">
        <text:list-item>
          <text:p text:style-name="P66">Added row double click to view transaction details on each row of table</text:p>
        </text:list-item>
        <text:list-item>
          <text:p text:style-name="P66">Back buttons on each tab so users can go to and from</text:p>
          <text:list>
            <text:list-item>
              <text:p text:style-name="P66">Financial</text:p>
            </text:list-item>
            <text:list-item>
              <text:p text:style-name="P66">View Transaction</text:p>
            </text:list-item>
            <text:list-item>
              <text:p text:style-name="P66">Create Transactions</text:p>
            </text:list-item>
          </text:list>
        </text:list-item>
        <text:list-item>
          <text:p text:style-name="P66">Created new table to work on user debt storage</text:p>
        </text:list-item>
        <text:list-item>
          <text:p text:style-name="P66">Little bit of CSS here and there (Website still looks ugly though)</text:p>
        </text:list-item>
        <text:list-item>
          <text:p text:style-name="P67">Fixed a bug where the page would load before making the API call to get the group information</text:p>
          <text:list>
            <text:list-item>
              <text:p text:style-name="P67">(Just made mounted async and added awaits to gathering information)</text:p>
            </text:list-item>
          </text:list>
        </text:list-item>
        <text:list-item>
          <text:p text:style-name="P68">Created user Debt route in API</text:p>
        </text:list-item>
        <text:list-item>
          <text:p text:style-name="P68">Next steps are to add debt on each transaction and then be able to view what you owe on each transaction</text:p>
        </text:list-item>
      </text:list>
      <text:p text:style-name="P28"/>
      <text:p text:style-name="P27">10/15/2022</text:p>
      <text:p text:style-name="P27"><text:soft-page-break/>Hours: 3</text:p>
      <text:list xml:id="list3241655561" text:style-name="L14">
        <text:list-item>
          <text:p text:style-name="P69">Users can now create transactions</text:p>
        </text:list-item>
        <text:list-item>
          <text:p text:style-name="P69">Transactions popup in list in financial dashboard</text:p>
        </text:list-item>
        <text:list-item>
          <text:p text:style-name="P69">Transaction routes set up</text:p>
        </text:list-item>
      </text:list>
      <text:p text:style-name="P25"/>
      <text:p text:style-name="P26">10/15/2022</text:p>
      <text:p text:style-name="P26">Hours: 3</text:p>
      <text:list xml:id="list1213953330" text:style-name="L15">
        <text:list-item>
          <text:p text:style-name="P70">Admin tab skeleton made</text:p>
          <text:list>
            <text:list-item>
              <text:p text:style-name="P70">Allows users to invite other members to the group</text:p>
            </text:list-item>
            <text:list-item>
              <text:p text:style-name="P71">New Api route to invite users to a group</text:p>
            </text:list-item>
          </text:list>
        </text:list-item>
        <text:list-item>
          <text:p text:style-name="P72">Groundwork done to allow users to switch between different views in their group tab</text:p>
        </text:list-item>
        <text:list-item>
          <text:p text:style-name="P73">Spent some time trying to consolidate all api calls to their own individual files</text:p>
          <text:list>
            <text:list-item>
              <text:p text:style-name="P73">Had issues with this</text:p>
              <text:list>
                <text:list-item>
                  <text:p text:style-name="P73">Kept returning a promise instead of the actual data I wanted so none of the pages loaded</text:p>
                </text:list-item>
                <text:list-item>
                  <text:p text:style-name="P73">Will revisit this issue later</text:p>
                </text:list-item>
              </text:list>
            </text:list-item>
          </text:list>
        </text:list-item>
        <text:list-item>
          <text:p text:style-name="P74">Fixed bug where user info would not be added to table <text:span text:style-name="T14">(</text:span><text:span text:style-name="T15">it was</text:span><text:span text:style-name="T14"> a typo...)</text:span></text:p>
        </text:list-item>
      </text:list>
      <text:p text:style-name="P24"/>
      <text:p text:style-name="P25">10/11/2022</text:p>
      <text:p text:style-name="P25">Hours: 3</text:p>
      <text:list xml:id="list2097537887" text:style-name="L16">
        <text:list-item>
          <text:p text:style-name="P75">Created an area to add transactions</text:p>
          <text:list>
            <text:list-item>
              <text:p text:style-name="P76">Dynamic for <text:span text:style-name="T13">adding multiple amounts to different people</text:span></text:p>
            </text:list-item>
          </text:list>
        </text:list-item>
        <text:list-item>
          <text:p text:style-name="P75">Created table to hold transactions</text:p>
        </text:list-item>
        <text:list-item>
          <text:p text:style-name="P75">Started setting up routes for finances</text:p>
          <text:list>
            <text:list-item>
              <text:p text:style-name="P75">( I think this is mostly done)</text:p>
            </text:list-item>
          </text:list>
        </text:list-item>
        <text:list-item>
          <text:p text:style-name="P77">Navbar created in group dashboard</text:p>
          <text:list>
            <text:list-item>
              <text:p text:style-name="P78">Still need to make routes to different pages work</text:p>
            </text:list-item>
          </text:list>
        </text:list-item>
      </text:list>
      <text:p text:style-name="P16">Weekly Update # 4</text:p>
      <text:p text:style-name="P23">10/11/2022</text:p>
      <text:p text:style-name="P23">Hours: 3</text:p>
      <text:list xml:id="list4027297158" text:style-name="L17">
        <text:list-item>
          <text:p text:style-name="P79">Working on financial section now</text:p>
          <text:list>
            <text:list-item>
              <text:p text:style-name="P80">Currently have bare-bones page passed along the groupID and each of the group members info</text:p>
            </text:list-item>
            <text:list-item>
              <text:p text:style-name="P81">Debating about how to handle data <text:span text:style-name="T12">in this section</text:span></text:p>
            </text:list-item>
          </text:list>
        </text:list-item>
        <text:list-item>
          <text:p text:style-name="P79">Added userinfo table to store names, contact info, etc..</text:p>
          <text:list>
            <text:list-item>
              <text:p text:style-name="P82">When entering group dashboard</text:p>
              <text:list>
                <text:list-item>
                  <text:p text:style-name="P82">Automatically checks if user already entered into userinfo table</text:p>
                  <text:list>
                    <text:list-item>
                      <text:p text:style-name="P82">if not then creates an entry</text:p>
                    </text:list-item>
                    <text:list-item>
                      <text:p text:style-name="P82">if exists then pulls their entr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9">added financial table to store transactions</text:p>
        </text:list-item>
        <text:list-item>
          <text:p text:style-name="P79">API routes to access userinfo</text:p>
          <text:list>
            <text:list-item>
              <text:p text:style-name="P79">Also fixed route that randomly broke for getting members of a group</text:p>
            </text:list-item>
          </text:list>
        </text:list-item>
      </text:list>
      <text:p text:style-name="P16"/>
      <text:p text:style-name="P14">10/10/2022</text:p>
      <text:p text:style-name="P17">Hours: 3</text:p>
      <text:list xml:id="list3735010645" text:style-name="L18">
        <text:list-item>
          <text:p text:style-name="P83">Front end now allows you to select current group and go to it (Barren view currently)</text:p>
        </text:list-item>
        <text:list-item>
          <text:p text:style-name="P83">Set up initial dashboard area <text:span text:style-name="T10">API</text:span> calls <text:span text:style-name="T11">for group</text:span></text:p>
        </text:list-item>
        <text:list-item>
          <text:p text:style-name="P83"><text:soft-page-break/>After selecting group you are sent to new page along with groupID prop that you can use to pull group data</text:p>
          <text:list>
            <text:list-item>
              <text:p text:style-name="P83">Members info</text:p>
            </text:list-item>
            <text:list-item>
              <text:p text:style-name="P83">Group info</text:p>
            </text:list-item>
            <text:list-item>
              <text:p text:style-name="P83">Set up another <text:span text:style-name="T9">API</text:span> route to allow finding members from specific groupID</text:p>
            </text:list-item>
          </text:list>
          <text:p text:style-name="P84"/>
        </text:list-item>
      </text:list>
      <text:p text:style-name="P15"/>
      <text:p text:style-name="P14"/>
      <text:p text:style-name="P14">10/9/2022</text:p>
      <text:p text:style-name="P17">Hours: 3.<text:span text:style-name="T6">75</text:span></text:p>
      <text:list xml:id="list2934876525" text:style-name="L19">
        <text:list-item>
          <text:p text:style-name="P86">Added section to front end that will allow users to create, join, and go to your current groups</text:p>
        </text:list-item>
        <text:list-item>
          <text:p text:style-name="P87">Changed a table and a couple columns containing user data in database </text:p>
          <text:list>
            <text:list-item>
              <text:p text:style-name="P87">(realized that current table setup did now allow me to record group member names)</text:p>
            </text:list-item>
          </text:list>
        </text:list-item>
        <text:list-item>
          <text:p text:style-name="P88">Created rough templates of how group area would look (Figma.com)</text:p>
        </text:list-item>
        <text:list-item>
          <text:p text:style-name="P89">Logbook and Schematics pushed in git repo now instead of separate file storage</text:p>
        </text:list-item>
        <text:list-item>
          <text:p text:style-name="P90">Edited multiple routes on <text:span text:style-name="T8">API</text:span></text:p>
          <text:list>
            <text:list-item>
              <text:p text:style-name="P85">Ran into annoying issue with API preventing me from adding another link to same route to track members</text:p>
            </text:list-item>
          </text:list>
        </text:list-item>
      </text:list>
      <text:p text:style-name="P5"/>
      <text:p text:style-name="P5"/>
      <text:p text:style-name="P13">Weekly Update # 3</text:p>
      <text:p text:style-name="P11"/>
      <text:p text:style-name="P11">10/3/2022</text:p>
      <text:p text:style-name="P17">Hours: <text:span text:style-name="T5">1</text:span></text:p>
      <text:list xml:id="list3533619961" text:style-name="L20">
        <text:list-item>
          <text:p text:style-name="P91">Kind of had to redesign how I was setting up the database to handle groups now that I have user accounts working</text:p>
        </text:list-item>
        <text:list-item>
          <text:p text:style-name="P91">(Original way I had set it up did not allow for many to many relationship<text:span text:style-name="T4">)</text:span></text:p>
        </text:list-item>
      </text:list>
      <text:p text:style-name="P12"/>
      <text:p text:style-name="P12"/>
      <text:p text:style-name="P11">10/2/2022</text:p>
      <text:p text:style-name="P17">Hours: 5</text:p>
      <text:list xml:id="list1439386901" text:style-name="L21">
        <text:list-item>
          <text:p text:style-name="P92">Creating a group automatically makes next call to add user to the group</text:p>
        </text:list-item>
        <text:list-item>
          <text:p text:style-name="P92">Navbar, login, logout, baren roommate dashboard with ugly white background</text:p>
        </text:list-item>
        <text:list-item>
          <text:p text:style-name="P92">Once you log in, all groups related to you are pulled in and seen</text:p>
        </text:list-item>
        <text:list-item>
          <text:p text:style-name="P93">API routes more modular</text:p>
          <text:list>
            <text:list-item>
              <text:p text:style-name="P93">Moved into separate files related to tables</text:p>
            </text:list-item>
          </text:list>
        </text:list-item>
      </text:list>
      <text:p text:style-name="P5"/>
      <text:p text:style-name="P5"/>
      <text:p text:style-name="P10">Weekly Update # 2</text:p>
      <text:p text:style-name="P5">9/26/2022</text:p>
      <text:p text:style-name="P18">Hours: 1</text:p>
      <text:list xml:id="list1846234717" text:style-name="L22">
        <text:list-item>
          <text:p text:style-name="P94">Get unique key from each user</text:p>
        </text:list-item>
        <text:list-item>
          <text:p text:style-name="P94">Began implementing some routes in Node API</text:p>
        </text:list-item>
        <text:list-item>
          <text:p text:style-name="P95">Updated README with useful information and commands</text:p>
        </text:list-item>
        <text:list-item>
          <text:p text:style-name="P97">Updated DB.sql file to contain commands used for making database</text:p>
        </text:list-item>
      </text:list>
      <text:p text:style-name="P6"/>
      <text:p text:style-name="P6"/>
      <text:p text:style-name="P5"><text:soft-page-break/>9/25/2022</text:p>
      <text:p text:style-name="P19">Hours: 1</text:p>
      <text:list xml:id="list1075861491" text:style-name="L23">
        <text:list-item>
          <text:p text:style-name="P98">User accounts working <text:span text:style-name="T3">(Can log in with google accounts)</text:span></text:p>
        </text:list-item>
        <text:list-item>
          <text:p text:style-name="P98">Log in </text:p>
        </text:list-item>
        <text:list-item>
          <text:p text:style-name="P98">Log out</text:p>
        </text:list-item>
        <text:list-item>
          <text:p text:style-name="P99">Found NPM software to auto restart Node API when saving file</text:p>
        </text:list-item>
        <text:list-item>
          <text:p text:style-name="P100">Set up Script command in package.json allowing me to run both API and Local Vue server at the same time</text:p>
        </text:list-item>
      </text:list>
      <text:p text:style-name="P8"/>
      <text:p text:style-name="P6"/>
      <text:p text:style-name="P7">9/24/2022</text:p>
      <text:p text:style-name="P20">Hours: 4</text:p>
      <text:list xml:id="list3184269195" text:style-name="L24">
        <text:list-item>
          <text:p text:style-name="P101">Re-made git library</text:p>
        </text:list-item>
        <text:list-item>
          <text:p text:style-name="P102">Re-made vue project</text:p>
        </text:list-item>
        <text:list-item>
          <text:p text:style-name="P101"><text:span text:style-name="T2">E</text:span>nvironment match with my production environment</text:p>
        </text:list-item>
        <text:list-item>
          <text:p text:style-name="P101">Git pushes on master branch will auto build on production</text:p>
        </text:list-item>
        <text:list-item>
          <text:p text:style-name="P103">Routes work on both production and local dev environment</text:p>
        </text:list-item>
        <text:list-item>
          <text:p text:style-name="P102">Set up proxy to work with local API</text:p>
        </text:list-item>
        <text:list-item>
          <text:p text:style-name="P96">Command to run proxy and server at same time</text:p>
        </text:list-item>
      </text:list>
      <text:p text:style-name="P9"/>
      <text:p text:style-name="P10">Weekly Update #1</text:p>
      <text:p text:style-name="P4"/>
      <text:p text:style-name="P3">9/19/2022</text:p>
      <text:p text:style-name="P22">Hours: 3</text:p>
      <text:list xml:id="list3107003947" text:style-name="L25">
        <text:list-item>
          <text:p text:style-name="P104">issues getting the server to run</text:p>
        </text:list-item>
        <text:list-item>
          <text:p text:style-name="P105">I tried to set up just a test database to pull data from using postgresql </text:p>
        </text:list-item>
        <text:list-item>
          <text:p text:style-name="P104">learning to use node as an api for the database</text:p>
        </text:list-item>
        <text:list-item>
          <text:p text:style-name="P107">set up a few test routes and test pulled data from the database</text:p>
        </text:list-item>
      </text:list>
      <text:p text:style-name="P2"/>
      <text:p text:style-name="P2">9/18/2022</text:p>
      <text:p text:style-name="P21">Hours: 3</text:p>
      <text:list xml:id="list768175569" text:style-name="L26">
        <text:list-item>
          <text:p text:style-name="P108">I had issues getting my github to let me log in</text:p>
        </text:list-item>
        <text:list-item>
          <text:p text:style-name="P110">Initial Vue project created</text:p>
        </text:list-item>
        <text:list-item>
          <text:p text:style-name="P108">It took me a little while to get a functional test running</text:p>
        </text:list-item>
        <text:list-item>
          <text:p text:style-name="P109">I had several issues getting the database to run</text:p>
        </text:list-item>
        <text:list-item>
          <text:p text:style-name="P106">Linux <text:span text:style-name="T7">file </text:span>permission issu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62be" officeooo:paragraph-rsid="004262be"/>
    </style:style>
    <style:style style:name="MT1" style:family="text">
      <style:text-properties officeooo:rsid="004401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stin Sanders – <text:span text:style-name="MT1">Capstone </text:span>Logboo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9:28:48.388018127</meta:creation-date>
    <meta:generator>LibreOffice/7.3.6.2$Linux_X86_64 LibreOffice_project/30$Build-2</meta:generator>
    <dc:date>2022-11-12T18:52:41.204579107</dc:date>
    <meta:editing-duration>PT1H56M1S</meta:editing-duration>
    <meta:editing-cycles>105</meta:editing-cycles>
    <meta:document-statistic meta:table-count="0" meta:image-count="0" meta:object-count="0" meta:page-count="6" meta:paragraph-count="226" meta:word-count="1534" meta:character-count="7870" meta:non-whitespace-character-count="6711"/>
  </office:meta>
</office:document-meta>
</file>